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draw:auto-grow-height="true" fo:min-height="12.1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2.629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outline1" style:list-style-name="L3">
      <style:graphic-properties fo:min-height="8.884cm"/>
      <style:paragraph-properties style:writing-mode="lr-tb"/>
    </style:style>
    <style:style style:name="pr6" style:family="presentation" style:parent-style-name="Standard-outline1" style:list-style-name="L3">
      <style:graphic-properties fo:min-height="8.884cm"/>
      <style:paragraph-properties style:writing-mode="lr-tb"/>
    </style:style>
    <style:style style:name="pr7" style:family="presentation" style:parent-style-name="Standard-title">
      <style:graphic-properties fo:min-height="2.629cm"/>
      <style:paragraph-properties style:writing-mode="lr-tb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  <style:paragraph-properties style:writing-mode="lr-tb"/>
      <style:text-properties fo:language="en" fo:country="GB"/>
    </style:style>
    <style:style style:name="P3" style:family="paragraph">
      <style:paragraph-properties style:writing-mode="lr-tb"/>
      <style:text-properties fo:language="en" fo:country="GB"/>
    </style:style>
    <style:style style:name="P4" style:family="paragraph">
      <style:paragraph-properties fo:text-align="center"/>
      <style:text-properties fo:language="en" fo:country="GB"/>
    </style:style>
    <style:style style:name="P5" style:family="paragraph">
      <style:paragraph-properties fo:margin-top="0.1cm" fo:margin-bottom="0cm"/>
      <style:text-properties fo:language="en" fo:country="GB"/>
    </style:style>
    <style:style style:name="P6" style:family="paragraph">
      <style:paragraph-properties style:writing-mode="lr-tb"/>
      <style:text-properties fo:font-size="28pt" fo:language="en" fo:country="GB" style:font-size-asian="28pt" style:font-size-complex="28pt"/>
    </style:style>
    <style:style style:name="P7" style:family="paragraph">
      <style:paragraph-properties style:writing-mode="lr-tb"/>
      <style:text-properties style:font-name="Liberation Sans2" fo:font-size="28pt" fo:language="en" fo:country="GB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c9211e" fo:font-size="32pt" fo:background-color="#ffff00" style:font-size-asian="32pt" style:font-size-complex="32pt"/>
    </style:style>
    <style:style style:name="T9" style:family="text">
      <style:text-properties style:use-window-font-color="true" fo:font-size="20pt" fo:background-color="transparent" style:font-size-asian="20pt" style:font-size-complex="20pt"/>
    </style:style>
    <style:style style:name="T10" style:family="text">
      <style:text-properties fo:font-size="20pt" fo:font-style="normal" style:font-size-asian="20pt" style:font-style-asian="normal" style:font-size-complex="20pt" style:font-style-complex="normal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8pt" fo:font-style="italic" style:font-size-asian="28pt" style:font-style-asian="italic" style:font-size-complex="28pt" style:font-style-complex="italic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20pt" fo:font-style="normal" fo:text-shadow="none" style:text-underline-style="none" fo:font-weight="normal" style:letter-kerning="true" fo:background-color="#ffff00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8pt" fo:font-style="normal" style:font-size-asian="28pt" style:font-style-asian="normal" style:font-size-complex="28pt" style:font-style-complex="normal"/>
    </style:style>
    <style:style style:name="T16" style:family="text">
      <style:text-properties style:font-name="DejaVu Sans Mono1" fo:font-size="20pt" style:font-size-asian="20pt" style:font-size-complex="20pt"/>
    </style:style>
    <style:style style:name="T17" style:family="text">
      <style:text-properties fo:color="#00a933" style:font-name="DejaVu Sans Mono1" fo:font-size="20pt" style:font-size-asian="20pt" style:font-size-complex="20pt"/>
    </style:style>
    <style:style style:name="T18" style:family="text">
      <style:text-properties style:font-name="Liberation Sans2" fo:font-size="28pt" style:font-size-asian="28pt" style:font-size-complex="28pt"/>
    </style:style>
    <style:style style:name="T19" style:family="text">
      <style:text-properties style:font-name="Liberation Sans2" fo:font-size="28pt" fo:font-style="normal" style:font-size-asian="28pt" style:font-style-asian="normal" style:font-size-complex="28pt" style:font-style-complex="normal"/>
    </style:style>
    <style:style style:name="T20" style:family="text">
      <style:text-properties style:font-name="DejaVu Sans Mono1" fo:font-size="28pt" fo:font-style="normal" style:font-size-asian="28pt" style:font-style-asian="normal" style:font-size-complex="28pt" style:font-style-complex="normal"/>
    </style:style>
    <style:style style:name="T21" style:family="text">
      <style:text-properties style:font-name="DejaVu Sans Mono1" fo:font-style="normal" style:font-style-asian="normal" style:font-style-complex="normal"/>
    </style:style>
    <style:style style:name="T22" style:family="text">
      <style:text-properties style:font-name="Liberation Sans2" fo:font-size="20pt" fo:font-style="normal" style:font-size-asian="20pt" style:font-style-asian="normal" style:font-size-complex="20pt" style:font-style-complex="normal"/>
    </style:style>
    <style:style style:name="T23" style:family="text">
      <style:text-properties style:font-name="DejaVu Sans Mono1"/>
    </style:style>
    <style:style style:name="T24" style:family="text">
      <style:text-properties style:font-name="DejaVu Sans Mono1" fo:font-size="20pt" fo:font-style="normal" style:font-size-asian="20pt" style:font-style-asian="normal" style:font-size-complex="20pt" style:font-style-complex="normal"/>
    </style:style>
    <style:style style:name="T25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1"><text:span text:style-name="T1">Pepper CMS</text:span></text:p>
            <text:p text:style-name="P1"><text:span text:style-name="T2">Implementing Pepper App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1">Pepper CM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1">Information and Downloads:</text:p>
                <text:p text:style-name="P1"/>
                <text:p text:style-name="P4">https://github.com/hanneseilers/PepperCMSBund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1">Pepper CMS Bundle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3">demo-app</text:span><text:span text:style-name="T3"><text:line-break/></text:span><text:span text:style-name="T4">Demonstration app, see for app reference</text:span></text:p>
              </text:list-item>
              <text:list-item>
                <text:p text:style-name="P1"><text:span text:style-name="T3">demo-extionsion</text:span><text:span text:style-name="T3"><text:line-break/></text:span><text:span text:style-name="T4">Demonstration extension modul</text:span></text:p>
              </text:list-item>
              <text:list-item>
                <text:p text:style-name="P1"><text:span text:style-name="T3">doc</text:span><text:span text:style-name="T3"><text:line-break/></text:span><text:span text:style-name="T4">Documentation documents</text:span></text:p>
              </text:list-item>
              <text:list-item>
                <text:p text:style-name="P1"><text:span text:style-name="T3">pepper-cms</text:span><text:span text:style-name="T3"><text:line-break/></text:span><text:span text:style-name="T5">CMS-Core. Also repository for libraries.</text:span><text:line-break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1">How to start?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3">
              <text:list-item>
                <text:p text:style-name="P1">Create a new Android app project</text:p>
              </text:list-item>
              <text:list-item>
                <text:p text:style-name="P1">Robotify your project</text:p>
              </text:list-item>
              <text:list-item>
                <text:p text:style-name="P1"><text:s/>Import <text:span text:style-name="T6">cms-lib</text:span><text:span text:style-name="T7"> library module</text:span></text:p>
              </text:list-item>
              <text:list-item>
                <text:p text:style-name="P1"><text:span text:style-name="T7"><text:s/></text:span><text:span text:style-name="T7">Handle Inten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1">Android Robot Project</text:p>
          </draw:text-box>
        </draw:frame>
        <draw:frame presentation:style-name="pr6" draw:text-style-name="P3" draw:layer="layout" svg:width="25.199cm" svg:height="9.134cm" svg:x="1.4cm" svg:y="3.685cm" presentation:class="outline">
          <draw:text-box>
            <text:list text:style-name="L3">
              <text:list-header>
                <text:p text:style-name="P1">Create app project and robotify your project.</text:p>
                <text:p text:style-name="P1"><text:span text:style-name="T4">Follow instructions at:</text:span><text:span text:style-name="T4"><text:line-break/></text:span><text:span text:style-name="T4"><text:line-break/></text:span><text:span text:style-name="T4"><text:a xlink:href="https://qisdk.softbankrobotics.com/sdk/doc/pepper-sdk/ch1_gettingstarted/starting_project.html" xlink:type="simple">https://qisdk.softbankrobotics.com/sdk/doc/pepper-sdk/ch1_gettingstarted/starting_project.html</text:a>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1">Import cms-lib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p text:style-name="P1"/>
            <text:p text:style-name="P4"><text:span text:style-name="T8">At the moment this step is not required!</text:span></text:p>
            <text:p text:style-name="P4"><text:span text:style-name="T8"/></text:p>
            <text:p text:style-name="P4"><text:span text:style-name="T9">Date: 2020/08/2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1">Import cms-lib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1">Download <text:span text:style-name="T6">cms-lib-release.aar</text:span><text:span text:style-name="T7"> file from latest release:</text:span></text:p>
                <text:p text:style-name="P1"><text:span text:style-name="T7"/></text:p>
                <text:p text:style-name="P1"><text:span text:style-name="T10"><text:a xlink:href="https://github.com/hanneseilers/PepperCMSBundle/releases" xlink:type="simple">https://github.com/hanneseilers/PepperCMSBundle/releases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1">Import cms-lib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11">Edit your projects </text:span><text:span text:style-name="T12">build.gradle</text:span><text:span text:style-name="T11">:</text:span><text:span text:style-name="T11"><text:line-break/></text:span><text:span text:style-name="T11"/></text:p>
              </text:list-item>
            </text:list>
            <text:p text:style-name="P5"><text:span text:style-name="T13">allprojects {</text:span></text:p>
            <text:p text:style-name="P5"><text:span text:style-name="T13"><text:s text:c="4"/></text:span><text:span text:style-name="T13">repositories {</text:span></text:p>
            <text:p text:style-name="P5"><text:span text:style-name="T13"><text:s text:c="8"/></text:span><text:span text:style-name="T13">google()</text:span></text:p>
            <text:p text:style-name="P5"><text:span text:style-name="T13"><text:s text:c="8"/></text:span><text:span text:style-name="T13">jcenter()</text:span></text:p>
            <text:p text:style-name="P5"><text:span text:style-name="T14"><text:s text:c="8"/></text:span><text:span text:style-name="T14">flatDir {</text:span></text:p>
            <text:p text:style-name="P5"><text:span text:style-name="T14"><text:s text:c="12"/></text:span><text:span text:style-name="T14">dirs 'libs'</text:span></text:p>
            <text:p text:style-name="P5"><text:span text:style-name="T14"><text:s text:c="8"/></text:span><text:span text:style-name="T14">}</text:span></text:p>
            <text:p text:style-name="P5"><text:span text:style-name="T13"><text:s text:c="4"/></text:span><text:span text:style-name="T13">}</text:span></text:p>
            <text:p text:style-name="P5"><text:span text:style-name="T13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1">Import cms-lib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p text:style-name="P1"><text:span text:style-name="T11"/></text:p>
            <text:list text:style-name="L3">
              <text:list-item>
                <text:p text:style-name="P1"><text:span text:style-name="T11">Goto your projects directory.</text:span></text:p>
              </text:list-item>
              <text:list-item>
                <text:p text:style-name="P1"><text:span text:style-name="T11">Goto your modules (normally </text:span><text:span text:style-name="T12">app</text:span><text:span text:style-name="T15">) directory</text:span></text:p>
              </text:list-item>
              <text:list-item>
                <text:p text:style-name="P1"><text:span text:style-name="T11">Copy downloaded file to modules </text:span><text:span text:style-name="T12">libs</text:span><text:span text:style-name="T15"> directory.</text:span></text:p>
              </text:list-item>
            </text:list>
            <text:p text:style-name="P1"><text:span text:style-name="T15"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1">Import cms-lib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1">Edit your modules <text:span text:style-name="T6">build.gradle</text:span>:<text:line-break/><text:line-break/>Add:<text:line-break/><text:line-break/><text:span text:style-name="T16">implementation(</text:span><text:span text:style-name="T17">name:'cms-lib-release', ext: 'aar'</text:span><text:span text:style-name="T16">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1">Handle intent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p text:style-name="P1"><text:span text:style-name="T18">App is called via intent with </text:span><text:span text:style-name="T19">extras.</text:span></text:p>
            <text:p text:style-name="P1"><text:span text:style-name="T19"/></text:p>
            <text:p text:style-name="P1"><text:span text:style-name="T19">Extras are simple JSON formatted </text:span><text:span text:style-name="T20">String</text:span><text:span text:style-name="T19"> data.</text:span><text:span text:style-name="T19"><text:line-break/></text:span><text:span text:style-name="T19">If needed you can parse the to </text:span><text:span text:style-name="T20">JSONObject</text:span><text:span text:style-name="T19"> or any other library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1">Handle intent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p text:style-name="P1">App is called via intent with <text:span text:style-name="T7">extras:</text:span></text:p>
            <text:p text:style-name="P1"><text:span text:style-name="T7"/></text:p>
            <text:p text:style-name="P1"><text:span text:style-name="T21">app</text:span></text:p>
            <text:p text:style-name="P1"><text:span text:style-name="T22">App information, including intent class and package information, as well as apps cms internal hashcod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1">Handle intent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p text:style-name="P1">App is called via intent with <text:span text:style-name="T7">extras:</text:span></text:p>
            <text:p text:style-name="P1"><text:span text:style-name="T7"/></text:p>
            <text:p text:style-name="P1"><text:span text:style-name="T21">data</text:span></text:p>
            <text:p text:style-name="P1"><text:span text:style-name="T22">Apps stored data, as string. Normally use JSON formatted string for storing </text:span><text:span text:style-name="T22">your applications data. CMS is storing an own configuration for every single </text:span><text:span text:style-name="T22">user.</text:span></text:p>
            <text:p text:style-name="P1"><text:span text:style-name="T21"/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1">Handle Intent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p text:style-name="P1">App is called via <text:span text:style-name="T23">android.content.Inten</text:span>t<text:line-break/>with <text:span text:style-name="T7">extras:</text:span></text:p>
            <text:p text:style-name="P1"><text:span text:style-name="T7"/></text:p>
            <text:p text:style-name="P1"><text:span text:style-name="T21">user</text:span></text:p>
            <text:p text:style-name="P1"><text:span text:style-name="T22">Information about actual user. Also containing, name, birthday as </text:span><text:span text:style-name="T24">long</text:span><text:span text:style-name="T22"> timestamp to create a java.util.</text:span><text:span text:style-name="T24">Date</text:span><text:span text:style-name="T22"> object. Also internal username is added.</text:span></text:p>
            <text:p text:style-name="P1"><text:span text:style-name="T22">If extras string is empty, or not set, no user is registered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7" draw:text-style-name="P3" draw:layer="layout" svg:width="25.199cm" svg:height="2.629cm" svg:x="1.4cm" svg:y="0.628cm" presentation:class="title" presentation:user-transformed="true">
          <draw:text-box>
            <text:p text:style-name="P1">Handle Intent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1">Tipps:</text:p>
                <text:list>
                  <text:list-item>
                    <text:p text:style-name="P1"><text:span text:style-name="T4">Be aware, that even no extras data can be available. That means, the infromation is not available (for exmplae not user found), or app was started without intent (without using pepper-cms). Implement a default behaviour for this case!</text:span></text:p>
                  </text:list-item>
                  <text:list-item>
                    <text:p text:style-name="P1"><text:span text:style-name="T4">Parse json string to objects. Use </text:span><text:span text:style-name="T16">JSONObject</text:span><text:span text:style-name="T4"> or object from </text:span><text:span text:style-name="T25">cms-lib </text:span><text:span text:style-name="T10">to work with them. For example </text:span><text:span text:style-name="T24">de.fhkiel.pepper.cms_lib.users.User</text:span><text:span text:style-name="T10"> has a static function from </text:span><text:span text:style-name="T24">JSONObject</text:span><text:span text:style-name="T10"> to parse </text:span><text:span text:style-name="T24">JSONObject</text:span><text:span text:style-name="T10"> into User objec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1">Handle Intent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1">If you want to return, for example the user data. Use <text:span text:style-name="T23">android.app.Activity.setResult(Intent)</text:span> function to return an <text:span text:style-name="T23">android.content.Intent</text:span> with extras information as JSON formatted strings:<text:line-break/><text:line-break/><text:span text:style-name="T23">app</text:span><text:tab/><text:tab/>App data (as given with calling intent)<text:line-break/><text:span text:style-name="T23">user</text:span><text:tab/><text:tab/>User data (as given with calling intent)<text:line-break/><text:span text:style-name="T23">data</text:span><text:tab/><text:tab/>Data of actual user. Will be stored by the cm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outline1">
      <style:graphic-properties fo:min-height="9.135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Mpr1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9-29T11:04:08.295060501</meta:creation-date>
    <dc:date>2020-09-29T15:48:27.266583228</dc:date>
    <meta:editing-duration>PT1H59M7S</meta:editing-duration>
    <meta:editing-cycles>15</meta:editing-cycles>
    <meta:generator>LibreOffice/6.3.5.2$Linux_X86_64 LibreOffice_project/30$Build-2</meta:generator>
    <meta:document-statistic meta:object-count="84"/>
  </office:meta>
</office:document-meta>
</file>